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c567f" officeooo:paragraph-rsid="001f767e"/>
    </style:style>
    <style:style style:name="P2" style:family="paragraph" style:parent-style-name="Text_20_body">
      <style:text-properties officeooo:rsid="001c567f" officeooo:paragraph-rsid="0021aac8"/>
    </style:style>
    <style:style style:name="P3" style:family="paragraph" style:parent-style-name="Text_20_body">
      <style:text-properties officeooo:rsid="001c567f" officeooo:paragraph-rsid="002241c7"/>
    </style:style>
    <style:style style:name="P4" style:family="paragraph" style:parent-style-name="Text_20_body">
      <style:text-properties officeooo:rsid="001c567f" officeooo:paragraph-rsid="002c574b"/>
    </style:style>
    <style:style style:name="P5" style:family="paragraph" style:parent-style-name="Text_20_body">
      <style:text-properties officeooo:rsid="0031bc44" officeooo:paragraph-rsid="0031bc44"/>
    </style:style>
    <style:style style:name="T1" style:family="text">
      <style:text-properties officeooo:rsid="001cbab0"/>
    </style:style>
    <style:style style:name="T2" style:family="text">
      <style:text-properties officeooo:rsid="0021aac8"/>
    </style:style>
    <style:style style:name="T3" style:family="text">
      <style:text-properties officeooo:rsid="00300d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assification</text:p>
      <text:p text:style-name="Text_20_body"/>
      <text:p text:style-name="P3"><text:tab/>Classification is a problem that can be tackled with supervised learning. <text:span text:style-name="T1">In supervised learning, we want to build a model using the training data with which we will then be able to make accurate predictions on new data that has the same characteristics as the training set that we used. The purpose of this project is to develop such algorithms from scratch. For that purpose a dataset with known labels was used (</text:span><text:a xlink:type="simple" xlink:href="http://mlearn.ics.uci.edu/databases/yeast/yeast.data" text:style-name="Internet_20_link" text:visited-style-name="Visited_20_Internet_20_Link"><text:span text:style-name="T1">http://mlearn.ics.uci.edu/databases/yeast/yeast.data</text:span></text:a><text:span text:style-name="T1">) where 1484 yeast proteins were classified into 10 classes with an accuracy of 55%.</text:span></text:p>
      <text:p text:style-name="P4"><text:tab/><text:span text:style-name="T2">The first algorithm that was developed is K-nearest neighbors (KNN). KNN is an instance-based learning algorithm which means that it doesn’t generalize from the training dataset but instead memorizes it in order to predict the classes of new data. When new data is introduced, each data point will be matched to the label that corresponds to the most frequent label among the K nearest training data points. This basically means that the closest K data points to the new data point will define its class, by majority rule. Choosing a huge number of K reduces performance as it increases overfitting (imagine that choosing K equal to the number of the training data points will match every new data point to the most frequent class) while choosing a very low number causes underfitting. The right choice of k is crucial to find a good balance between over- and underfitting. A big downside of this algorithm is the computation time required which increases linearly as the training sample size increases.</text:span></text:p>
      <text:p text:style-name="P2"><text:tab/><text:span text:style-name="T3">The second algorithm that was developed is a Naive Bayes Classifier. Much more efficient in speed, the Naive Bayes generalizes by estimating the probability of belonging to a class given the values of the features. To estimate the probability the probability density function is used, so the data is summarized to the mean and standard deviation of each feature given the class and then </text:span></text:p>
      <text:p text:style-name="P2"><text:tab/><text:span text:style-name="T2">To find the best configuration for each algorithm</text:span></text:p>
      <text:p text:style-name="P2"><text:span text:style-name="T2">Before the data the algorithms would process the data, it is necessary to keep part of the data hidden as a test set, make an unbiased accuracy test in the end.</text:span></text:p>
      <text:p text:style-name="P1"><text:span text:style-name="T2"><text:s text:c="2"/></text:span></text:p>
      <text:p text:style-name="P1"/>
      <text:p text:style-name="P1"/>
      <text:p text:style-name="P1"/>
      <text:p text:style-name="P1"/>
      <text:p text:style-name="P1"/>
      <text:p text:style-name="P1"/>
      <text:p text:style-name="P1"/>
      <text:p text:style-name="P1"/>
      <text:p text:style-name="P5"><text:soft-page-break/>&gt;&gt;&gt; &gt;&gt;&gt; ['10NN_1']</text:p>
      <text:p text:style-name="P5">&gt;&gt;&gt; configurations</text:p>
      <text:p text:style-name="P5">array(['1NN_0', '1NN_1', '1NN_2', '1NN_3', '2NN_0', '2NN_1', '2NN_2',</text:p>
      <text:p text:style-name="P5"><text:s text:c="7"/>'2NN_3', '3NN_0', '3NN_1', '3NN_2', '3NN_3', '4NN_0', '4NN_1',</text:p>
      <text:p text:style-name="P5"><text:s text:c="7"/>'4NN_2', '4NN_3', '5NN_0', '5NN_1', '5NN_2', '5NN_3', '6NN_0',</text:p>
      <text:p text:style-name="P5"><text:s text:c="7"/>'6NN_1', '6NN_2', '6NN_3', '7NN_0', '7NN_1', '7NN_2', '7NN_3',</text:p>
      <text:p text:style-name="P5"><text:s text:c="7"/>'8NN_0', '8NN_1', '8NN_2', '8NN_3', '9NN_0', '9NN_1', '9NN_2',</text:p>
      <text:p text:style-name="P5"><text:s text:c="7"/>'9NN_3', '10NN_0', '10NN_1', '10NN_2', '10NN_3', '11NN_0', '11NN_1',</text:p>
      <text:p text:style-name="P5"><text:s text:c="7"/>'11NN_2', '11NN_3', '12NN_0', '12NN_1', '12NN_2', '12NN_3',</text:p>
      <text:p text:style-name="P5"><text:s text:c="7"/>'13NN_0', '13NN_1', '13NN_2', '13NN_3', '14NN_0', '14NN_1',</text:p>
      <text:p text:style-name="P5"><text:s text:c="7"/>'14NN_2', '14NN_3', '15NN_0', '15NN_1', '15NN_2', '15NN_3',</text:p>
      <text:p text:style-name="P5"><text:s text:c="7"/>'16NN_0', '16NN_1', '16NN_2', '16NN_3', '17NN_0', '17NN_1',</text:p>
      <text:p text:style-name="P5"><text:s text:c="7"/>'17NN_2', '17NN_3', '18NN_0', '18NN_1', '18NN_2', '18NN_3',</text:p>
      <text:p text:style-name="P5"><text:s text:c="7"/>'19NN_0', '19NN_1', '19NN_2', '19NN_3', '20NN_0', '20NN_1',</text:p>
      <text:p text:style-name="P5"><text:s text:c="7"/>'20NN_2', '20NN_3', '21NN_0', '21NN_1', '21NN_2', '21NN_3',</text:p>
      <text:p text:style-name="P5"><text:s text:c="7"/>'22NN_0', '22NN_1', '22NN_2', '22NN_3', '23NN_0', '23NN_1',</text:p>
      <text:p text:style-name="P5"><text:s text:c="7"/>'23NN_2', '23NN_3', '24NN_0', '24NN_1', '24NN_2', '24NN_3', 'NBayes'], </text:p>
      <text:p text:style-name="P5"><text:s text:c="6"/>dtype='&lt;U6')</text:p>
      <text:p text:style-name="P5">&gt;&gt;&gt; accuracies</text:p>
      <text:p text:style-name="P5">array([ 0.53611111, <text:s/>0.53657407, <text:s/>0.51740741, <text:s/>0.53611111, <text:s/>0.53611111,</text:p>
      <text:p text:style-name="P5"><text:s text:c="8"/>0.53657407, <text:s/>0.51740741, <text:s/>0.53611111, <text:s/>0.54675926, <text:s/>0.55175926,</text:p>
      <text:p text:style-name="P5"><text:s text:c="8"/>0.52740741, <text:s/>0.54675926, <text:s/>0.57574074, <text:s/>0.56648148, <text:s/>0.54814815,</text:p>
      <text:p text:style-name="P5"><text:s text:c="8"/>0.57574074, <text:s/>0.57694444, <text:s/>0.57398148, <text:s/>0.55055556, <text:s/>0.57694444,</text:p>
      <text:p text:style-name="P5"><text:s text:c="8"/>0.57861111, <text:s/>0.57638889, <text:s/>0.56740741, <text:s/>0.57861111, <text:s/>0.58898148,</text:p>
      <text:p text:style-name="P5"><text:s text:c="8"/>0.58685185, <text:s/>0.56212963, <text:s/>0.58898148, <text:s/>0.58222222, <text:s/>0.58037037,</text:p>
      <text:p text:style-name="P5"><text:s text:c="8"/>0.57185185, <text:s/>0.58222222, <text:s/>0.59527778, <text:s/>0.58898148, <text:s/>0.57842593,</text:p>
      <text:p text:style-name="P5"><text:s text:c="8"/>0.59527778, <text:s/>0.58694444, <text:s/>0.59953704, <text:s/>0.56166667, <text:s/>0.58694444,</text:p>
      <text:p text:style-name="P5"><text:s text:c="8"/>0.58916667, <text:s/>0.58842593, <text:s/>0.56296296, <text:s/>0.58916667, <text:s/>0.59666667,</text:p>
      <text:p text:style-name="P5"><text:s text:c="8"/>0.58462963, <text:s/>0.55944444, <text:s/>0.59666667, <text:s/>0.58777778, <text:s/>0.58444444,</text:p>
      <text:p text:style-name="P5"><text:s text:c="8"/>0.56768519, <text:s/>0.58777778, <text:s/>0.5937037 , <text:s/>0.5875 <text:s text:c="3"/>, <text:s/>0.56916667,</text:p>
      <text:p text:style-name="P5"><text:s text:c="8"/>0.5937037 , <text:s/>0.59305556, <text:s/>0.58472222, <text:s/>0.58055556, <text:s/>0.59305556,</text:p>
      <text:p text:style-name="P5"><text:soft-page-break/><text:s text:c="8"/>0.58759259, <text:s/>0.59509259, <text:s/>0.56925926, <text:s/>0.58759259, <text:s/>0.58425926,</text:p>
      <text:p text:style-name="P5"><text:s text:c="8"/>0.58703704, <text:s/>0.56842593, <text:s/>0.58425926, <text:s/>0.58574074, <text:s/>0.59666667,</text:p>
      <text:p text:style-name="P5"><text:s text:c="8"/>0.57583333, <text:s/>0.58574074, <text:s/>0.58731481, <text:s/>0.58935185, <text:s/>0.57435185,</text:p>
      <text:p text:style-name="P5"><text:s text:c="8"/>0.58731481, <text:s/>0.59101852, <text:s/>0.59157407, <text:s/>0.57962963, <text:s/>0.59101852,</text:p>
      <text:p text:style-name="P5"><text:s text:c="8"/>0.5962963 , <text:s/>0.59222222, <text:s/>0.5787037 , <text:s/>0.5962963 , <text:s/>0.59407407,</text:p>
      <text:p text:style-name="P5"><text:s text:c="8"/>0.59398148, <text:s/>0.58111111, <text:s/>0.59407407, <text:s/>0.59731481, <text:s/>0.5975 <text:s text:c="3"/>,</text:p>
      <text:p text:style-name="P5"><text:s text:c="8"/>0.57944444, <text:s/>0.59731481, <text:s/>0.59101852, <text:s/>0.59685185, <text:s/>0.57111111,</text:p>
      <text:p text:style-name="P5"><text:s text:c="8"/>0.59101852, <text:s/>0.516574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ender" style:family="paragraph" style:parent-style-name="Standard" style:class="extra">
      <style:paragraph-properties fo:margin-top="0in" fo:margin-bottom="0.0417in" loext:contextual-spacing="false"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3:43:39.356962922</meta:creation-date>
    <dc:date>2017-05-03T00:39:28.325095731</dc:date>
    <meta:editing-duration>PT55M35S</meta:editing-duration>
    <meta:editing-cycles>24</meta:editing-cycles>
    <meta:generator>LibreOffice/5.1.6.2$Linux_X86_64 LibreOffice_project/10m0$Build-2</meta:generator>
    <meta:document-statistic meta:table-count="0" meta:image-count="0" meta:object-count="0" meta:page-count="3" meta:paragraph-count="46" meta:word-count="569" meta:character-count="4646" meta:non-whitespace-character-count="3775"/>
  </office:meta>
</office:document-meta>
</file>